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ca2" officeooo:paragraph-rsid="00026ca2"/>
    </style:style>
    <style:style style:name="P2" style:family="paragraph" style:parent-style-name="Standard">
      <style:text-properties officeooo:rsid="0007137f" officeooo:paragraph-rsid="0007137f"/>
    </style:style>
    <style:style style:name="P3" style:family="paragraph" style:parent-style-name="Standard">
      <style:text-properties officeooo:rsid="0007137f" officeooo:paragraph-rsid="0009bb7b"/>
    </style:style>
    <style:style style:name="P4" style:family="paragraph" style:parent-style-name="Standard">
      <style:text-properties officeooo:rsid="0007137f" officeooo:paragraph-rsid="000d2500"/>
    </style:style>
    <style:style style:name="P5" style:family="paragraph" style:parent-style-name="Standard">
      <style:text-properties officeooo:rsid="000c1f20" officeooo:paragraph-rsid="000c1f20"/>
    </style:style>
    <style:style style:name="P6" style:family="paragraph" style:parent-style-name="Standard">
      <style:text-properties officeooo:rsid="000c1f20" officeooo:paragraph-rsid="000d2500"/>
    </style:style>
    <style:style style:name="P7" style:family="paragraph" style:parent-style-name="Standard">
      <style:text-properties officeooo:rsid="000d2500" officeooo:paragraph-rsid="000d2500"/>
    </style:style>
    <style:style style:name="P8" style:family="paragraph" style:parent-style-name="Standard">
      <style:text-properties officeooo:rsid="000feed6" officeooo:paragraph-rsid="000feed6"/>
    </style:style>
    <style:style style:name="P9" style:family="paragraph" style:parent-style-name="Text_20_body">
      <style:paragraph-properties fo:margin-top="0in" fo:margin-bottom="0in" loext:contextual-spacing="false"/>
      <style:text-properties officeooo:rsid="000feed6" officeooo:paragraph-rsid="000feed6"/>
    </style:style>
    <style:style style:name="P10" style:family="paragraph" style:parent-style-name="Text_20_body">
      <style:paragraph-properties fo:margin-top="0in" fo:margin-bottom="0in" loext:contextual-spacing="false"/>
      <style:text-properties officeooo:rsid="000feed6" officeooo:paragraph-rsid="0010cbd1"/>
    </style:style>
    <style:style style:name="P11" style:family="paragraph" style:parent-style-name="Text_20_body">
      <style:paragraph-properties fo:margin-top="0in" fo:margin-bottom="0in" loext:contextual-spacing="false"/>
      <style:text-properties officeooo:rsid="0011b8ab" officeooo:paragraph-rsid="0011b8ab"/>
    </style:style>
    <style:style style:name="P12" style:family="paragraph" style:parent-style-name="Text_20_body">
      <style:paragraph-properties fo:margin-top="0in" fo:margin-bottom="0in" loext:contextual-spacing="false"/>
      <style:text-properties officeooo:rsid="00182656" officeooo:paragraph-rsid="00182656"/>
    </style:style>
    <style:style style:name="P13" style:family="paragraph" style:parent-style-name="Text_20_body">
      <style:paragraph-properties fo:margin-top="0in" fo:margin-bottom="0in" loext:contextual-spacing="false"/>
      <style:text-properties officeooo:rsid="0018d28f" officeooo:paragraph-rsid="0018d28f"/>
    </style:style>
    <style:style style:name="P14" style:family="paragraph" style:parent-style-name="Text_20_body">
      <style:paragraph-properties fo:margin-top="0in" fo:margin-bottom="0in" loext:contextual-spacing="false"/>
      <style:text-properties officeooo:rsid="001a97e4" officeooo:paragraph-rsid="001a97e4"/>
    </style:style>
    <style:style style:name="P15" style:family="paragraph" style:parent-style-name="Text_20_body">
      <style:paragraph-properties fo:margin-top="0in" fo:margin-bottom="0in" loext:contextual-spacing="false"/>
      <style:text-properties officeooo:rsid="001a97e4" officeooo:paragraph-rsid="001c5a7b"/>
    </style:style>
    <style:style style:name="P1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/>
      <style:text-properties officeooo:rsid="0019503e" officeooo:paragraph-rsid="001f0b96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officeooo:rsid="0019503e" officeooo:paragraph-rsid="001f0b96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officeooo:rsid="00206cce" officeooo:paragraph-rsid="00206cce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1a97e4" officeooo:paragraph-rsid="001a97e4"/>
    </style:style>
    <style:style style:name="P20" style:family="paragraph" style:parent-style-name="Text_20_body">
      <style:paragraph-properties fo:margin-top="0in" fo:margin-bottom="0in" loext:contextual-spacing="false"/>
      <style:text-properties officeooo:rsid="001f0b96" officeooo:paragraph-rsid="001f0b96"/>
    </style:style>
    <style:style style:name="T1" style:family="text">
      <style:text-properties officeooo:rsid="0004511b"/>
    </style:style>
    <style:style style:name="T2" style:family="text">
      <style:text-properties officeooo:rsid="00056d2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511b" style:font-weight-asian="bold" style:font-weight-complex="bold"/>
    </style:style>
    <style:style style:name="T5" style:family="text">
      <style:text-properties fo:font-weight="bold" officeooo:rsid="00056d27" style:font-weight-asian="bold" style:font-weight-complex="bold"/>
    </style:style>
    <style:style style:name="T6" style:family="text">
      <style:text-properties fo:font-weight="bold" officeooo:rsid="001c5a7b" style:font-weight-asian="bold" style:font-weight-complex="bold"/>
    </style:style>
    <style:style style:name="T7" style:family="text">
      <style:text-properties officeooo:rsid="000d2500"/>
    </style:style>
    <style:style style:name="T8" style:family="text">
      <style:text-properties officeooo:rsid="000eeb88"/>
    </style:style>
    <style:style style:name="T9" style:family="text">
      <style:text-properties officeooo:rsid="000f1dab"/>
    </style:style>
    <style:style style:name="T10" style:family="text">
      <style:text-properties officeooo:rsid="0010cbd1"/>
    </style:style>
    <style:style style:name="T11" style:family="text">
      <style:text-properties officeooo:rsid="0012a49a"/>
    </style:style>
    <style:style style:name="T12" style:family="text">
      <style:text-properties officeooo:rsid="00141ec5"/>
    </style:style>
    <style:style style:name="T13" style:family="text">
      <style:text-properties officeooo:rsid="0016b259"/>
    </style:style>
    <style:style style:name="T14" style:family="text">
      <style:text-properties officeooo:rsid="00182656"/>
    </style:style>
    <style:style style:name="T15" style:family="text">
      <style:text-properties officeooo:rsid="001b8dd9"/>
    </style:style>
    <style:style style:name="T16" style:family="text">
      <style:text-properties officeooo:rsid="001c5a7b"/>
    </style:style>
    <style:style style:name="T17" style:family="text">
      <style:text-properties officeooo:rsid="001c7a26"/>
    </style:style>
    <style:style style:name="T18" style:family="text">
      <style:text-properties officeooo:rsid="001af4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填空题</text:p>
      <text:p text:style-name="P1">美联成立于<text:span text:style-name="T4">2006</text:span><text:span text:style-name="T1">年，目前在</text:span><text:span text:style-name="T4">27</text:span><text:span text:style-name="T1">个城市有</text:span><text:span text:style-name="T4">2000</text:span><text:span text:style-name="T1">多家教学。</text:span></text:p>
      <text:p text:style-name="P1">总部位于<text:span text:style-name="T3">深圳</text:span>、<text:span text:style-name="T3">北京</text:span>、<text:span text:style-name="T3">洛杉矶</text:span>。</text:p>
      <text:p text:style-name="P1">美联的教育理念是<text:span text:style-name="T3">会用，才算会英语，用心打造体验式教育</text:span>。</text:p>
      <text:p text:style-name="P1">美联的核心价值观<text:span text:style-name="T3">激情</text:span>、<text:span text:style-name="T3">创新</text:span>、<text:span text:style-name="T3">付出</text:span>、<text:span text:style-name="T3">专业</text:span>、<text:span text:style-name="T3">责任</text:span>、<text:span text:style-name="T3">共赢</text:span>。</text:p>
      <text:p text:style-name="P1">美联的五大产线<text:span text:style-name="T3">美联英语</text:span>、<text:span text:style-name="T3">美联留学</text:span>、<text:span text:style-name="T3">美联出国考试</text:span>、<text:span text:style-name="T3">美联国际高中</text:span>、<text:span text:style-name="T3">立刻说</text:span>。为不同需求的学员提供高质量的学习平台。</text:p>
      <text:p text:style-name="P1">上班迟到 <text:span text:style-name="T2">30分钟以内，扣薪</text:span><text:span text:style-name="T5">20</text:span><text:span text:style-name="T2">元/次，30～60分钟，扣薪</text:span><text:span text:style-name="T5">40</text:span><text:span text:style-name="T2">元/次。每月</text:span><text:span text:style-name="T5">2</text:span><text:span text:style-name="T2">次漏打卡机会。</text:span></text:p>
      <text:p text:style-name="P1">通用英语产品定位<text:span text:style-name="T13">：帮助成人掌握日常生活英语。</text:span></text:p>
      <text:p text:style-name="P1"/>
      <text:p text:style-name="P1">问答题</text:p>
      <text:p text:style-name="P2">1. 美联文化与价值观？</text:p>
      <text:p text:style-name="P4">答<text:span text:style-name="T7">：</text:span></text:p>
      <text:p text:style-name="P4">教育理念：会用才算会英语，用心打造体验式教育</text:p>
      <text:p text:style-name="P2">愿景：教育强国</text:p>
      <text:p text:style-name="P2">使命：培养国际化人才，助力梦想人生</text:p>
      <text:p text:style-name="P2">梦想合伙人：每个美联人都是我们的创业合伙人。</text:p>
      <text:p text:style-name="P3">价值观：激情、创新、 付出、专业、责任、共赢。</text:p>
      <text:p text:style-name="P3"/>
      <text:p text:style-name="P5">2. METEN美联的意思？</text:p>
      <text:p text:style-name="P6">答：</text:p>
      <text:p text:style-name="P6">METEN是Measure、Encourage、Task-Based、Experiential learning、Nurturing五个单词的首字母缩写。</text:p>
      <text:p text:style-name="P5">Measure: Find out what our students need (量身定制)</text:p>
      <text:p text:style-name="P5">Encourage: Shape Students up with the right attitude.(激励引导)</text:p>
      <text:p text:style-name="P5">Task-Based: Facilitate Students with the right method (任务型学习)</text:p>
      <text:p text:style-name="P5">Experiential learning: learning by doing (体验式教学，学以致用)</text:p>
      <text:p text:style-name="P5">Nurturing: Help Students in both study and career (成长规划)</text:p>
      <text:p text:style-name="P5"/>
      <text:p text:style-name="P7">3. 什么是体验式教学？</text:p>
      <text:p text:style-name="P7">答：</text:p>
      <text:p text:style-name="P7">体验式教学是在纯英文的教学环境下，把日常生活跟工作场景搬到课堂上来(如定酒店、吃饭、购物等，并定期举办红酒沙龙、主题Party等活动)，让学员身临其境，轻松提高英语表达能力。</text:p>
      <text:p text:style-name="P7"/>
      <text:p text:style-name="P7">4. 写出美联英语的三大特色，并说出它们的作用？</text:p>
      <text:p text:style-name="P7">答：</text:p>
      <text:p text:style-name="P7">体验式教学：美联非常注重语言实际应用能力，在纯英文的教学环境下，把日常生活跟工作场景搬到课堂上来，如定酒店、吃饭、购物等，并定期举办红酒沙龙、主题Party等活动，让学员身临其境，轻松提高英语表达能力。</text:p>
      <text:p text:style-name="P7">管家式服务：每位学员都拥有专属的SA学习指导老师，全程跟踪学员的学习进度，确保学员学习效果达成。</text:p>
      <text:p text:style-name="P7">智能化平台：365E米网是主要的线上学习平台，学员可以通过海量的资料习题库自主复习，可自主管理课程并随时了解学习进度，多款趣味小游戏寓教于乐，随时定课、退课，时间自由灵活安排。</text:p>
      <text:p text:style-name="P7"/>
      <text:p text:style-name="P7">5. 通用英语的必修课和选修课都由哪些<text:span text:style-name="T8">？</text:span></text:p>
      <text:p text:style-name="P7">必修课<text:span text:style-name="T9">：MP发音课、AC活动课(沙龙)、LMW学习管理工厂、写作</text:span></text:p>
      <text:p text:style-name="P7">选修课<text:span text:style-name="T9">：早读课、I SHOW我秀课、SC精选课</text:span></text:p>
      <text:p text:style-name="P8"><text:soft-page-break/>6. 写出通用英语的目标客户群体和需求。</text:p>
      <text:p text:style-name="P8">答：</text:p>
      <text:p text:style-name="P8">学生：应试、为毕业准备</text:p>
      <text:p text:style-name="P8">白领：工作、个人需求</text:p>
      <text:p text:style-name="P8">家庭主妇：个人提升、亲子教育</text:p>
      <text:p text:style-name="P8">职场精英：晋升、出国深造</text:p>
      <text:p text:style-name="P8">自由职业者：个人提升、出国旅游</text:p>
      <text:p text:style-name="P8">企业老板：移民、企业发展</text:p>
      <text:p text:style-name="P8"/>
      <text:p text:style-name="P8">7. 美联的教学方法？</text:p>
      <text:p text:style-name="P8">答：</text:p>
      <text:p text:style-name="P9">(1) CE测试，欧盟的CE测试系统<text:span text:style-name="T10">，测试学员听说读写方面的英语水平，为学员安排合适的课程。</text:span></text:p>
      <text:p text:style-name="P9">(2) 小班教学<text:span text:style-name="T10">，课堂上不超过4个人，同时将英语水平相近的学员分配在一起上课，学员彼此之间不会有太大压力，能够共同进步。</text:span></text:p>
      <text:p text:style-name="P10">(3) 体验式教学<text:span text:style-name="T10">，验式教学是在纯英文的教学环境下，把日常生活跟工作场景搬到课堂上来(如定酒店、吃饭、购物等，并定期举办红酒沙龙、主题Party等活动)，让学员身临其境，轻松提高英语表达能力。</text:span></text:p>
      <text:p text:style-name="P9">(4) ACTS<text:span text:style-name="T10">，首先英文输入，Audio Lingual，线上线下的资料进行预习课程；Communicative，课堂上的演练，和老师互相交流，这也是一个输入的过程；然后输出，Task-Based，通过任务型的活动进行练习，把学到的东西进行输出； Situational，通过现实场景的精选课进行实战模拟，锻炼学员的实际应用能力。</text:span></text:p>
      <text:p text:style-name="P9"/>
      <text:p text:style-name="P11">8. 五大产品线及简介？</text:p>
      <text:p text:style-name="P11">答：</text:p>
      <text:p text:style-name="P11">(1) 通用英语<text:span text:style-name="T11">，帮助承认掌握日常生活英语，1～4人小班授课，以学员工作、生活经历作为课堂练习案例，通过完成课程任务，让学员敢说、能说、会说。</text:span></text:p>
      <text:p text:style-name="P11">(2) 美联留学<text:span text:style-name="T12">，为出国留学人群提供一站式留学解决方案。</text:span></text:p>
      <text:p text:style-name="P11">(3) 美联出国考试<text:span text:style-name="T12">，为留学需要考托福、雅思、SAT、ACT、SSAT的学生提供服务。</text:span></text:p>
      <text:p text:style-name="P11">(4) 美联国际高中<text:span text:style-name="T14">，为在中国读书的留学生培训英语。</text:span></text:p>
      <text:p text:style-name="P11">(5) 立刻说<text:span text:style-name="T12">，在线网络课程，随时随地学英语。</text:span></text:p>
      <text:p text:style-name="P9"/>
      <text:p text:style-name="P12">9. 通用英语使用什么教材？</text:p>
      <text:p text:style-name="P12">答：</text:p>
      <text:p text:style-name="P12">使用美联在美国(洛杉矶/波士顿)研发中心近1000人倾力打造、自主研发的教材，与北京外语研究出版社联合出版的，专业性有保障，更适合中国学员学习英语，能满足学员学习需求，让学员更好地掌握、运用英语。</text:p>
      <text:p text:style-name="P12"/>
      <text:p text:style-name="P13">10. 通用英语分哪些级别？</text:p>
      <text:p text:style-name="P13">答：通用英语课程分七个级别，M0~M6</text:p>
      <text:p text:style-name="P13">M0，识别简单的单词、日常句型，书写字母表，理解基本课堂指令。</text:p>
      <text:p text:style-name="P13">M1，理解和使用熟悉话题的基本句子，能在对方语速缓慢表达清晰下用简答英语交流，并能描述自己的基本情况。</text:p>
      <text:p text:style-name="P13"><text:soft-page-break/>M2，简单描述直接的工作家庭情况，在谈话内容可预见的情况下进行讨论，可抓住对话要点进行简单的交流。</text:p>
      <text:p text:style-name="P13">M3，能抓住真实场景或专业话题中的重点，可流利描述自己的观点，可处理海外旅游中遇到的大多数情况。</text:p>
      <text:p text:style-name="P13">M4，能理解话题演讲中使用到的词语和俚语，并能比较流利地与母语人士互动，能参与一长段对话和商务会议中讨论。</text:p>
      <text:p text:style-name="P13">M5，能理解复杂对话中的主要观点，能参与技术、话题讨论，可灵活应用于社交、学术和专业领域。</text:p>
      <text:p text:style-name="P13">M6，能表达讽刺、挖苦、比喻等各种修辞格，和母语人士流利交流，用复杂语言表达思想，能从专业角度处理问题。</text:p>
      <text:p text:style-name="P13"/>
      <text:p text:style-name="P14">11. 简述五大必修课和三大选修课。</text:p>
      <text:p text:style-name="P14">答：</text:p>
      <text:p text:style-name="P14">必修课：</text:p>
      <text:p text:style-name="P14"><text:span text:style-name="T3">MP发音课</text:span><text:span text:style-name="T15">，通过语音大师软件掌握发音规则和技巧，课上中外教老师及时纠正发音问题，帮组学员系统学习专业英语发音，为学员掌握纯正的英语打好坚实的基础。</text:span></text:p>
      <text:p text:style-name="P14"><text:span text:style-name="T3">AC沙龙课</text:span><text:span text:style-name="T15">：10人以内的课程，以学习小组的形式，问答讨论，辩论，角色扮演，完成指定的英语交际任务，培养学员的思维和实际交流的能力。</text:span></text:p>
      <text:p text:style-name="P14"><text:span text:style-name="T3">LMW学习管理工厂</text:span><text:span text:style-name="T16">，让学员学习科学的学习方法，正确的时间管理，从科学的角度帮助学员做好正确的时间安排，摆脱拖延症，提高学习效率，并帮助学员在不同阶段做好状态调整。</text:span></text:p>
      <text:p text:style-name="P14"><text:span text:style-name="T3">写作课</text:span><text:span text:style-name="T16">，锻炼写作技能。</text:span></text:p>
      <text:p text:style-name="P15">选修课<text:span text:style-name="T16">：</text:span></text:p>
      <text:p text:style-name="P15"><text:span text:style-name="T6">早读课</text:span><text:span text:style-name="T16">，由SA安排早读内容，训练开口，在早上形成肌肉记忆。</text:span></text:p>
      <text:p text:style-name="P14"><text:span text:style-name="T3">I SHOW课</text:span><text:span text:style-name="T17">，学员可以通过各种自由展示自己。</text:span></text:p>
      <text:p text:style-name="P14"><text:span text:style-name="T3">SC精选课程</text:span><text:span text:style-name="T17">，包括应试技巧、英语基础、文化赏析、商务英语等16个主题，学员可以根据选择自己感兴趣的课程，满足学员不同的需求。</text:span></text:p>
      <text:p text:style-name="P14"/>
      <text:p text:style-name="P20">12. 有哪四对一的师资？</text:p>
      <text:p text:style-name="P20">答：</text:p>
      <text:p text:style-name="P16"><text:span text:style-name="T18">课程顾问，会根据学员英语水平，为学员制定学习计划。</text:span></text:p>
      <text:p text:style-name="P17"><text:span text:style-name="T18">学习指导老师，会跟进、督促学员的学习进度。</text:span></text:p>
      <text:p text:style-name="P17"><text:span text:style-name="T18">中教老师更了解国人学习英语过程中的常见问题，提供更好的学习方法。</text:span></text:p>
      <text:p text:style-name="P17"><text:span text:style-name="T18">外教老师都是来自母语为英语的欧美国家，发音纯正，还拥有良好的英语思维，能让学员接触并学习纯正的英语。</text:span></text:p>
      <text:p text:style-name="P17"/>
      <text:p text:style-name="P18">13. 有哪些卖点？</text:p>
      <text:p text:style-name="P18">答：</text:p>
      <text:p text:style-name="P18">欧盟CE测试系统。</text:p>
      <text:p text:style-name="P18">体验式的教学。</text:p>
      <text:p text:style-name="P18">四对一的师资。</text:p>
      <text:p text:style-name="P18">美联首创的ACTS教学法。</text:p>
      <text:p text:style-name="P18">不超过4人的小班授课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9:48:12.022825922</meta:creation-date>
    <dc:date>2018-03-08T08:27:11.751296334</dc:date>
    <meta:editing-duration>PT1H46M53S</meta:editing-duration>
    <meta:editing-cycles>22</meta:editing-cycles>
    <meta:generator>LibreOffice/5.1.6.2$Linux_x86 LibreOffice_project/10m0$Build-2</meta:generator>
    <meta:document-statistic meta:table-count="0" meta:image-count="0" meta:object-count="0" meta:page-count="3" meta:paragraph-count="92" meta:word-count="2425" meta:character-count="2869" meta:non-whitespace-character-count="2806"/>
  </office:meta>
</office:document-meta>
</file>